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6FA40E3F755EE1A0.png" manifest:media-type="image/png"/>
  <manifest:file-entry manifest:full-path="Pictures/10000000000000D8000000D63560E0C268FCA5FF.png" manifest:media-type="image/png"/>
  <manifest:file-entry manifest:full-path="Pictures/10000000000000D6000000D5082D2FF3AEAB6A99.png" manifest:media-type="image/png"/>
  <manifest:file-entry manifest:full-path="Pictures/10000201000000E1000000E1C26A9CA182CCF423.png" manifest:media-type="image/png"/>
  <manifest:file-entry manifest:full-path="Pictures/10000201000000E1000000E1DFA65B2F65247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>
      <style:graphic-properties svg:stroke-color="#006600" draw:fill-color="#99ff66" draw:textarea-horizontal-align="justify" draw:textarea-vertical-align="middle" draw:auto-grow-height="false" fo:min-height="0.766cm" fo:min-width="2.675cm"/>
    </style:style>
    <style:style style:name="gr5" style:family="graphic" style:parent-style-name="standard">
      <style:graphic-properties svg:stroke-color="#006600" draw:fill-color="#99ff66" draw:textarea-horizontal-align="justify" draw:textarea-vertical-align="middle" draw:auto-grow-height="false" fo:min-height="0.766cm" fo:min-width="4.072cm"/>
    </style:style>
    <style:style style:name="gr6" style:family="graphic" style:parent-style-name="standard">
      <style:graphic-properties draw:fill-color="#00ccff" draw:textarea-vertical-align="middle" draw:auto-grow-height="false" fo:min-height="0.766cm" fo:min-width="0.77cm"/>
    </style:style>
    <style:style style:name="gr7" style:family="graphic" style:parent-style-name="standard">
      <style:graphic-properties draw:fill-color="#00ccff" draw:textarea-vertical-align="middle" draw:auto-grow-height="false" fo:min-height="0.909cm" fo:min-width="0.409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531cm" fo:min-width="0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1.782cm" fo:min-width="0.262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068cm" fo:min-width="4.61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1.53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1.78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0.068cm" fo:min-width="4.61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1.53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1.78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ccff" draw:textarea-horizontal-align="justify" draw:textarea-vertical-align="middle" draw:auto-grow-height="false" fo:min-height="0.068cm" fo:min-width="4.61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fill-color="#ff9999" draw:textarea-horizontal-align="justify" draw:textarea-vertical-align="middle" draw:auto-grow-height="false" fo:min-height="0.513cm" fo:min-width="10.4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99ff66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loext:graphic-properties draw:fill-color="#00ccff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9999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3.222cm" svg:x="9.348cm" svg:y="3.239cm">
          <draw:image xlink:href="Pictures/10000000000000D6000000D5082D2FF3AEAB6A99.png" xlink:type="simple" xlink:show="embed" xlink:actuate="onLoad">
            <text:p/>
          </draw:image>
        </draw:frame>
        <draw:frame draw:style-name="gr1" draw:text-style-name="P1" draw:layer="layout" svg:width="3.303cm" svg:height="3.272cm" svg:x="15.724cm" svg:y="3.286cm">
          <draw:image xlink:href="Pictures/10000000000000D8000000D63560E0C268FCA5FF.png" xlink:type="simple" xlink:show="embed" xlink:actuate="onLoad">
            <text:p/>
          </draw:image>
        </draw:frame>
        <draw:frame draw:style-name="gr2" draw:text-style-name="P3" draw:layer="layout" svg:width="2.286cm" svg:height="0.645cm" svg:x="9.823cm" svg:y="6.461cm">
          <draw:text-box>
            <text:p text:style-name="P2"><text:span text:style-name="T1">160x160x3</text:span></text:p>
          </draw:text-box>
        </draw:frame>
        <draw:frame draw:style-name="gr3" draw:text-style-name="P4" draw:layer="layout" svg:width="2.286cm" svg:height="0.645cm" svg:x="16.332cm" svg:y="6.488cm">
          <draw:text-box>
            <text:p><text:span text:style-name="T2">160x160x3</text:span></text:p>
          </draw:text-box>
        </draw:frame>
        <draw:custom-shape draw:style-name="gr4" draw:text-style-name="P6" draw:layer="layout" svg:width="3.175cm" svg:height="1.016cm" svg:x="9.379cm" svg:y="9.012cm">
          <text:p text:style-name="P5"><text:span text:style-name="T2">Encoder</text:span></text:p>
          <text:p text:style-name="P5"><text:span text:style-name="T2">80x80x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9.379cm" svg:y="12.071cm">
          <text:p text:style-name="P5"><text:span text:style-name="T2">Encoder</text:span></text:p>
          <text:p text:style-name="P5"><text:span text:style-name="T2">40x40x6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9.379cm" svg:y="15.119cm">
          <text:p text:style-name="P5"><text:span text:style-name="T2">Encoder</text:span></text:p>
          <text:p text:style-name="P5"><text:span text:style-name="T2">20x20x12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2.049cm" svg:y="16.376cm">
          <text:p text:style-name="P5"><text:span text:style-name="T2">1x1 Encoder</text:span></text:p>
          <text:p text:style-name="P5"><text:span text:style-name="T2">20x20x25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9.012cm">
          <text:p text:style-name="P5"><text:span text:style-name="T2">Decoder</text:span></text:p>
          <text:p text:style-name="P5"><text:span text:style-name="T2">80x80x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12.071cm">
          <text:p text:style-name="P5"><text:span text:style-name="T2">Decoder</text:span></text:p>
          <text:p text:style-name="P5"><text:span text:style-name="T2">40x40x6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15.119cm">
          <text:p text:style-name="P5"><text:span text:style-name="T2">Decoder</text:span></text:p>
          <text:p text:style-name="P5"><text:span text:style-name="T2">20x20x128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10.779cm" svg:y="16.12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7" draw:layer="layout" svg:width="0.909cm" svg:height="1.159cm" draw:transform="rotate (1.60325945088199) translate (16.606cm 17.06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8" draw:text-style-name="P7" draw:layer="layout" svg:width="0.762cm" svg:height="2.035cm" svg:x="10.585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762cm" svg:height="2.032cm" svg:x="16.938cm" svg:y="6.969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5.842cm" svg:height="0.635cm" svg:x="11.16cm" svg:y="7.717cm">
          <text:p text:style-name="P5"><text:span text:style-name="T3">Skip conn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0.742cm" svg:height="0.742cm" svg:x="16.967cm" svg:y="7.663cm">
          <draw:image xlink:href="Pictures/10000201000000E1000000E1C26A9CA182CCF423.png" xlink:type="simple" xlink:show="embed" xlink:actuate="onLoad">
            <text:p/>
          </draw:image>
        </draw:frame>
        <draw:custom-shape draw:style-name="gr12" draw:text-style-name="P9" draw:layer="layout" svg:width="0.762cm" svg:height="2.035cm" svg:x="10.566cm" svg:y="10.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layer="layout" svg:width="0.762cm" svg:height="2.032cm" svg:x="16.919cm" svg:y="10.04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5.842cm" svg:height="0.635cm" svg:x="11.141cm" svg:y="10.788cm">
          <text:p text:style-name="P5"><text:span text:style-name="T4">Skip</text:span><text:span text:style-name="T3"> conn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1" draw:layer="layout" svg:width="0.742cm" svg:height="0.742cm" svg:x="16.948cm" svg:y="10.734cm">
          <draw:image xlink:href="Pictures/10000201000000E1000000E1DFA65B2F65247AEF.png" xlink:type="simple" xlink:show="embed" xlink:actuate="onLoad">
            <text:p/>
          </draw:image>
        </draw:frame>
        <draw:custom-shape draw:style-name="gr16" draw:text-style-name="P9" draw:layer="layout" svg:width="0.762cm" svg:height="2.035cm" svg:x="10.566cm" svg:y="13.0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9" draw:layer="layout" svg:width="0.762cm" svg:height="2.032cm" svg:x="16.919cm" svg:y="13.065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0" draw:layer="layout" svg:width="5.842cm" svg:height="0.635cm" svg:x="11.141cm" svg:y="13.813cm">
          <text:p text:style-name="P5"><text:span text:style-name="T3">Skip conn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1" draw:layer="layout" svg:width="0.742cm" svg:height="0.742cm" svg:x="16.948cm" svg:y="13.759cm">
          <draw:image xlink:href="Pictures/10000201000000E1000000E16FA40E3F755EE1A0.png" xlink:type="simple" xlink:show="embed" xlink:actuate="onLoad">
            <text:p/>
          </draw:image>
        </draw:frame>
        <draw:custom-shape draw:style-name="gr20" draw:text-style-name="P12" draw:layer="layout" svg:width="10.924cm" svg:height="0.762cm" draw:transform="rotate (-1.56590940488931) translate (9.086cm 6.455cm)">
          <text:p text:style-name="P5">Down-Sampling</text:p>
          <draw:enhanced-geometry svg:viewBox="0 0 21600 21600" draw:mirror-horizontal="false" draw:mirror-vertical="false" draw:text-areas="0 0 21600 21600" draw:type="chevron" draw:modifiers="19688.74265569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0.924cm" svg:height="0.762cm" draw:transform="rotate (-1.56590940488931) translate (19.923cm 6.455cm)">
          <text:p text:style-name="P5">Up-Sampling</text:p>
          <draw:enhanced-geometry svg:viewBox="0 0 21600 21600" draw:mirror-horizontal="false" draw:mirror-vertical="true" draw:text-areas="0 0 21600 21600" draw:type="chevron" draw:modifiers="19688.74265569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1:37:19.229029571</meta:creation-date>
    <dc:date>2018-03-24T12:59:40.057741729</dc:date>
    <meta:editing-duration>PT43M23S</meta:editing-duration>
    <meta:editing-cycles>12</meta:editing-cycles>
    <meta:generator>LibreOffice/5.1.6.2$Linux_X86_64 LibreOffice_project/10m0$Build-2</meta:generator>
    <meta:document-statistic meta:object-count="27"/>
  </office:meta>
</office:document-meta>
</file>